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2.858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47" style:family="table-column">
      <style:table-column-properties fo:break-before="auto" style:column-width="1.048cm"/>
    </style:style>
    <style:style style:name="co48" style:family="table-column">
      <style:table-column-properties fo:break-before="auto" style:column-width="2.228cm"/>
    </style:style>
    <style:style style:name="co49" style:family="table-column">
      <style:table-column-properties fo:break-before="auto" style:column-width="1.468cm"/>
    </style:style>
    <style:style style:name="co50" style:family="table-column">
      <style:table-column-properties fo:break-before="auto" style:column-width="2.514cm"/>
    </style:style>
    <style:style style:name="co51" style:family="table-column">
      <style:table-column-properties fo:break-before="auto" style:column-width="2.725cm"/>
    </style:style>
    <style:style style:name="co52" style:family="table-column">
      <style:table-column-properties fo:break-before="auto" style:column-width="3.149cm"/>
    </style:style>
    <style:style style:name="ro1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6" style:family="table" style:master-page-name="PageStyle_5f_Ben_27_s_20_Team">
      <style:table-properties table:display="true" style:writing-mode="lr-tb"/>
    </style:style>
    <style:style style:name="ta17" style:family="table" style:master-page-name="PageStyle_5f_Matt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6" table:print="false">
        <office:forms form:automatic-focus="false" form:apply-design-mode="false"/>
        <table:table-column table:style-name="co47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48" table:default-cell-style-name="ce27"/>
        <table:table-column table:style-name="co49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0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707000">
            <text:p>70,70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973000">
            <text:p>120,97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5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52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567000">
            <text:p>61,567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3950000">
            <text:p>103,95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3517000">
            <text:p>53,51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759000">
            <text:p>51,759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4823000">
            <text:p>84,823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994000">
            <text:p>59,99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7322000">
            <text:p>57,32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30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468000">
            <text:p>83,4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200000">
            <text:p>47,2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4812000">
            <text:p>94,8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2016-11-06</text:date>, <text:time>16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1-06T16:18:19</dc:date>
    <meta:editing-duration>P227DT4H20M35S</meta:editing-duration>
    <meta:editing-cycles>480</meta:editing-cycles>
    <dc:creator>Ben Miller</dc:creator>
    <meta:document-statistic meta:table-count="11" meta:cell-count="2521" meta:object-count="0"/>
    <meta:user-defined meta:name=""/>
  </office:meta>
</office:document-meta>
</file>